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f665" officeooo:paragraph-rsid="0005f665"/>
    </style:style>
    <style:style style:name="P2" style:family="paragraph" style:parent-style-name="Standard">
      <style:text-properties officeooo:rsid="00071db8" officeooo:paragraph-rsid="00071db8"/>
    </style:style>
    <style:style style:name="P3" style:family="paragraph" style:parent-style-name="Standard">
      <style:text-properties officeooo:rsid="00099885" officeooo:paragraph-rsid="00099885"/>
    </style:style>
    <style:style style:name="P4" style:family="paragraph" style:parent-style-name="Standard">
      <style:text-properties officeooo:rsid="000c51ec" officeooo:paragraph-rsid="000c51ec"/>
    </style:style>
    <style:style style:name="T1" style:family="text">
      <style:text-properties officeooo:rsid="0008f145"/>
    </style:style>
    <style:style style:name="T2" style:family="text">
      <style:text-properties officeooo:rsid="0009e161"/>
    </style:style>
    <style:style style:name="T3" style:family="text">
      <style:text-properties officeooo:rsid="000ac35f"/>
    </style:style>
    <style:style style:name="T4" style:family="text">
      <style:text-properties officeooo:rsid="000c8373"/>
    </style:style>
    <style:style style:name="T5" style:family="text">
      <style:text-properties officeooo:rsid="000e23c7"/>
    </style:style>
    <style:style style:name="T6" style:family="text">
      <style:text-properties officeooo:rsid="000f65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8 </text:p>
      <text:p text:style-name="P1"/>
      <text:p text:style-name="P1">ELICITAÇÃO DE REQUISITOS </text:p>
      <text:p text:style-name="P1"/>
      <text:p text:style-name="P2">INTRODUÇÃO </text:p>
      <text:p text:style-name="P2">-<text:span text:style-name="T1">Lembrando que a engenharia de requisitos tem 4 atividades: Viabilidade, Elicitação, Validação, <text:tab/>Gerenciamento.</text:span></text:p>
      <text:p text:style-name="P2"/>
      <text:p text:style-name="P3">FINALIDADE DE UM SOFTWARE </text:p>
      <text:p text:style-name="P3">-<text:span text:style-name="T2">A principal questão: O que o software realmente precisa fazer? </text:span></text:p>
      <text:p text:style-name="P3">-<text:span text:style-name="T2">A pergunta do usuário para si mesmo: O que realmente queremos? </text:span></text:p>
      <text:p text:style-name="P3"/>
      <text:p text:style-name="P3">-<text:span text:style-name="T3">A etapa de engenharia de requisitos é a parte mais árdua da produção de um software, pois, é preciso extrair as informações corretas do cliente, e tmb, buscar entender corretamente o que ele está dizendo. </text:span></text:p>
      <text:p text:style-name="P3"/>
      <text:p text:style-name="P4">ELICITAÇÃO </text:p>
      <text:p text:style-name="P4">-<text:span text:style-name="T4">Elicitar significa: descobrir, tornar explícito, obter o máximo de informações para o conhecimento <text:tab/>do objeto em questão. </text:span></text:p>
      <text:p text:style-name="P4">-<text:span text:style-name="T5">significa buscar explicitar as informações imp</text:span><text:span text:style-name="T6">ortantes </text:span></text:p>
      <text:p text:style-name="P4"/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7T12:12:37.074000000</meta:creation-date>
    <dc:date>2024-06-07T12:59:33.710000000</dc:date>
    <meta:editing-duration>PT46M53S</meta:editing-duration>
    <meta:editing-cycles>11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11" meta:word-count="103" meta:character-count="704" meta:non-whitespace-character-count="600"/>
  </office:meta>
</office:document-meta>
</file>